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officeooo:rsid="00038d4b" officeooo:paragraph-rsid="00038d4b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038d4b" officeooo:paragraph-rsid="00038d4b" style:font-weight-asian="bold" style:font-weight-complex="bold"/>
    </style:style>
    <style:style style:name="P3" style:family="paragraph" style:parent-style-name="Standard" style:list-style-name="L1" style:master-page-name="">
      <loext:graphic-properties draw:fill="none"/>
      <style:paragraph-properties fo:margin-left="0cm" fo:margin-right="0cm" fo:line-height="150%" fo:text-indent="0cm" style:auto-text-indent="false" style:page-number="auto" fo:background-color="transparent">
        <style:tab-stops>
          <style:tab-stop style:position="0.697cm"/>
        </style:tab-stops>
      </style:paragraph-properties>
      <style:text-properties fo:font-weight="bold" officeooo:rsid="00049ce5" officeooo:paragraph-rsid="00049ce5" style:font-weight-asian="bold" style:font-weight-complex="bold"/>
    </style:style>
    <style:style style:name="P4" style:family="paragraph" style:parent-style-name="Standard" style:list-style-name="L1">
      <loext:graphic-properties draw:fill="none"/>
      <style:paragraph-properties fo:margin-left="0cm" fo:margin-right="0cm" fo:line-height="150%" fo:text-indent="0cm" style:auto-text-indent="false" fo:background-color="transparent">
        <style:tab-stops>
          <style:tab-stop style:position="0.697cm"/>
        </style:tab-stops>
      </style:paragraph-properties>
      <style:text-properties fo:font-weight="bold" officeooo:rsid="00049ce5" officeooo:paragraph-rsid="00049ce5" style:font-weight-asian="bold" style:font-weight-complex="bold"/>
    </style:style>
    <style:style style:name="P5" style:family="paragraph" style:parent-style-name="anak_20_pasal_20_B">
      <style:paragraph-properties fo:line-height="150%">
        <style:tab-stops>
          <style:tab-stop style:position="0.891cm"/>
          <style:tab-stop style:position="1.203cm"/>
        </style:tab-stops>
      </style:paragraph-properties>
    </style:style>
    <style:style style:name="P6" style:family="paragraph" style:parent-style-name="anak_20_pasal_20_B">
      <style:paragraph-properties fo:line-height="150%">
        <style:tab-stops>
          <style:tab-stop style:position="0.891cm"/>
          <style:tab-stop style:position="1.203cm"/>
        </style:tab-stops>
      </style:paragraph-properties>
      <style:text-properties officeooo:rsid="0004a37e" officeooo:paragraph-rsid="0004a37e"/>
    </style:style>
    <style:style style:name="P7" style:family="paragraph" style:parent-style-name="anak_20_pasal_20_B" style:list-style-name="Numbering_20_123" style:master-page-name="">
      <loext:graphic-properties draw:fill="none"/>
      <style:paragraph-properties fo:margin-left="1.499cm" fo:margin-right="0cm" fo:line-height="150%" fo:text-indent="0cm" style:auto-text-indent="false" style:page-number="auto" fo:background-color="transparent">
        <style:tab-stops>
          <style:tab-stop style:position="0.891cm"/>
          <style:tab-stop style:position="1.203cm"/>
        </style:tab-stops>
      </style:paragraph-properties>
      <style:text-properties officeooo:rsid="0004a37e" officeooo:paragraph-rsid="0004a37e"/>
    </style:style>
    <style:style style:name="P8" style:family="paragraph" style:parent-style-name="anak_20_pasal_20_B" style:list-style-name="Numbering_20_123">
      <loext:graphic-properties draw:fill="none"/>
      <style:paragraph-properties fo:margin-left="1.499cm" fo:margin-right="0cm" fo:line-height="150%" fo:text-indent="0cm" style:auto-text-indent="false" fo:background-color="transparent">
        <style:tab-stops>
          <style:tab-stop style:position="0.891cm"/>
          <style:tab-stop style:position="1.203cm"/>
        </style:tab-stops>
      </style:paragraph-properties>
      <style:text-properties officeooo:rsid="0004a37e" officeooo:paragraph-rsid="0004a37e"/>
    </style:style>
    <style:style style:name="T1" style:family="text">
      <style:text-properties officeooo:rsid="0007bdf7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B III</text:p>
      <text:p text:style-name="P2">METODOLOGI PENELITIAN</text:p>
      <text:p text:style-name="P1"/>
      <text:list xml:id="list743705979" text:style-name="L1">
        <text:list-item>
          <text:p text:style-name="P3">Metodologi Pengembangan Sistem</text:p>
          <text:p text:style-name="P4"/>
        </text:list-item>
        <text:list-item>
          <text:p text:style-name="P4">Perancangan Sistem</text:p>
        </text:list-item>
      </text:list>
      <text:list xml:id="list3715907527" text:style-name="Numbering_20_123">
        <text:list-item>
          <text:p text:style-name="P5">Pemodelan<text:span text:style-name="T1">`</text:span></text:p>
        </text:list-item>
        <text:list-item>
          <text:p text:style-name="P6">Perancangan Sistem`</text:p>
          <text:list>
            <text:list-item>
              <text:p text:style-name="P7">Prototype</text:p>
            </text:list-item>
            <text:list-item>
              <text:p text:style-name="P8">Layout Program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nak_20_pasal_20_B" style:display-name="anak pasal B" style:family="paragraph" style:parent-style-name="Standard" style:list-style-name="Numbering_20_123">
      <style:paragraph-properties fo:margin-left="0.6cm" fo:margin-right="0cm" fo:line-height="150%" fo:text-indent="0cm" style:auto-text-indent="false"/>
      <style:text-properties style:font-name="Times New Roman" fo:font-family="'Times New Roman'" style:font-style-name="Bold" style:font-family-generic="roman" style:font-pitch="variable" fo:font-weight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B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prefix="B.2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3T18:04:50.982159777</meta:creation-date>
    <dc:date>2019-12-14T23:32:18.806324123</dc:date>
    <meta:editing-duration>PT1H24M5S</meta:editing-duration>
    <meta:editing-cycles>5</meta:editing-cycles>
    <meta:generator>LibreOffice/6.3.3.2$Linux_X86_64 LibreOffice_project/30$Build-2</meta:generator>
    <meta:document-statistic meta:table-count="0" meta:image-count="0" meta:object-count="0" meta:page-count="1" meta:paragraph-count="8" meta:word-count="21" meta:character-count="152" meta:non-whitespace-character-count="145"/>
  </office:meta>
</office:document-meta>
</file>